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20" style:family="paragraph" style:parent-style-name="Standard">
      <style:text-properties fo:font-size="6pt" style:font-size-asian="6pt" style:font-size-complex="6pt"/>
    </style:style>
    <style:style style:name="P21" style:family="paragraph" style:parent-style-name="_5f_En-tête">
      <style:text-properties officeooo:rsid="00362377" officeooo:paragraph-rsid="00362377"/>
    </style:style>
    <style:style style:name="P22" style:family="paragraph" style:parent-style-name="Footer">
      <style:text-properties officeooo:rsid="00178920" officeooo:paragraph-rsid="00178920"/>
    </style:style>
    <style:style style:name="P23" style:family="paragraph" style:parent-style-name="_5f_Paragraphe_20_livret_20_réponse_20_élève">
      <style:paragraph-properties style:line-height-at-least="0.6cm">
        <style:tab-stops>
          <style:tab-stop style:position="2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303d8d"/>
    </style:style>
    <style:style style:name="P24" style:family="paragraph" style:parent-style-name="_5f_Paragraphe_20_livret_20_réponse_20_élève">
      <style:paragraph-properties style:line-height-at-least="0.6cm" fo:text-align="start" style:justify-single-word="false">
        <style:tab-stops>
          <style:tab-stop style:position="0.87cm" style:leader-style="dotted" style:leader-text="."/>
          <style:tab-stop style:position="2.281cm" style:leader-style="dotted" style:leader-text="."/>
          <style:tab-stop style:position="3.761cm" style:leader-style="dotted" style:leader-text="."/>
          <style:tab-stop style:position="5.223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597545"/>
    </style:style>
    <style:style style:name="P25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26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89350"/>
    </style:style>
    <style:style style:name="P27" style:family="paragraph" style:parent-style-name="_5f_Paragraphe_20_livret_20_">
      <style:paragraph-properties fo:margin-top="0cm" fo:margin-bottom="0cm" style:contextual-spacing="false"/>
    </style:style>
    <style:style style:name="P28" style:family="paragraph" style:parent-style-name="_5f_Paragraphe_20_livret_20_">
      <style:paragraph-properties fo:margin-top="0cm" fo:margin-bottom="0cm" style:contextual-spacing="false" fo:text-align="start" style:justify-single-word="false"/>
      <style:text-properties officeooo:paragraph-rsid="00303d8d"/>
    </style:style>
    <style:style style:name="P29" style:family="paragraph" style:parent-style-name="_5f_Paragraphe_20_livret_20_">
      <style:paragraph-properties fo:margin-top="0cm" fo:margin-bottom="0.101cm" style:contextual-spacing="false" fo:text-align="start" style:justify-single-word="false"/>
      <style:text-properties officeooo:paragraph-rsid="00398936"/>
    </style:style>
    <style:style style:name="P30" style:family="paragraph" style:parent-style-name="_5f_Paragraphe_20_livret_20_">
      <style:text-properties officeooo:paragraph-rsid="00362377"/>
    </style:style>
    <style:style style:name="P31" style:family="paragraph" style:parent-style-name="_5f_Paragraphe_20_livret_20_">
      <style:paragraph-properties fo:margin-top="0cm" fo:margin-bottom="0.101cm" style:contextual-spacing="false"/>
      <style:text-properties officeooo:paragraph-rsid="00362377"/>
    </style:style>
    <style:style style:name="P32" style:family="paragraph" style:parent-style-name="_5f_Paragraphe_20_livret_20_">
      <style:text-properties officeooo:paragraph-rsid="00398936"/>
    </style:style>
    <style:style style:name="P33" style:family="paragraph" style:parent-style-name="_5f_Paragraphe_20_livret_20_">
      <style:paragraph-properties fo:margin-top="0.15cm" fo:margin-bottom="0.101cm" style:contextual-spacing="false"/>
      <style:text-properties officeooo:paragraph-rsid="00398936"/>
    </style:style>
    <style:style style:name="P34" style:family="paragraph" style:parent-style-name="_5f_Paragraphe_20_livret_20_">
      <style:paragraph-properties fo:margin-top="0cm" fo:margin-bottom="0.101cm" style:contextual-spacing="false"/>
      <style:text-properties fo:color="#000000" loext:opacity="100%" style:font-name="Bitstream Vera Sans1" fo:font-size="10pt" fo:font-style="normal" fo:font-weight="bold" officeooo:paragraph-rsid="00362377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5" style:family="paragraph" style:parent-style-name="Exo_5f_Num" style:list-style-name="Num_5f_Exo">
      <style:paragraph-properties fo:margin-top="0.651cm" fo:margin-bottom="0.101cm" style:contextual-spacing="false"/>
      <style:text-properties officeooo:paragraph-rsid="00459abc"/>
    </style:style>
    <style:style style:name="P36" style:family="paragraph" style:parent-style-name="Exo_5f_Num" style:list-style-name="Num_5f_Exo">
      <style:paragraph-properties fo:margin-top="0.771cm" fo:margin-bottom="0.101cm" style:contextual-spacing="false"/>
      <style:text-properties officeooo:paragraph-rsid="0041ef52"/>
    </style:style>
    <style:style style:name="P37" style:family="paragraph" style:parent-style-name="Exo_5f_Num" style:list-style-name="Num_5f_Exo">
      <style:paragraph-properties fo:margin-top="0.79cm" fo:margin-bottom="0cm" style:contextual-spacing="false"/>
      <style:text-properties officeooo:paragraph-rsid="00546874"/>
    </style:style>
    <style:style style:name="P38" style:family="paragraph" style:parent-style-name="Exo_5f_Num" style:list-style-name="">
      <style:paragraph-properties fo:margin-top="0.101cm" fo:margin-bottom="0.101cm" style:contextual-spacing="false"/>
      <style:text-properties officeooo:paragraph-rsid="0041ef52"/>
    </style:style>
    <style:style style:name="P39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37f4d7"/>
    </style:style>
    <style:style style:name="P40" style:family="paragraph" style:parent-style-name="FILET_5f_POINTILLES" style:list-style-name="_5f_Numérotation_20_des_20_exercices_20_livrets">
      <style:paragraph-properties fo:margin-top="0cm" fo:margin-bottom="0.7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37f4d7"/>
    </style:style>
    <style:style style:name="P41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749f6"/>
    </style:style>
    <style:style style:name="P42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398936"/>
    </style:style>
    <style:style style:name="P43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89350"/>
    </style:style>
    <style:style style:name="P44" style:family="paragraph" style:parent-style-name="FILET_5f_POINTILLES" style:list-style-name="Num_5f_Exo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45" style:family="paragraph" style:parent-style-name="FILET_5f_POINTILLES" style:list-style-name="_5f_Numérotation_20_des_20_exercices_20_livrets">
      <style:paragraph-properties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398936"/>
    </style:style>
    <style:style style:name="P46" style:family="paragraph" style:parent-style-name="FILET_5f_POINTILLES" style:list-style-name="Num_5f_Exo">
      <style:paragraph-properties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47" style:family="paragraph" style:parent-style-name="Standard" style:list-style-name="Num_5f_Exo">
      <style:paragraph-properties fo:break-before="column"/>
      <style:text-properties officeooo:paragraph-rsid="0041ef52"/>
    </style:style>
    <style:style style:name="P48" style:family="paragraph" style:parent-style-name="_5f_Paragraphe_20_livret_20_" style:list-style-name="_5f_Numérotation_20_des_20_exercices_20_livrets">
      <style:paragraph-properties fo:margin-left="0cm" fo:margin-right="0cm" fo:margin-top="0.101cm" fo:margin-bottom="0cm" style:contextual-spacing="false" fo:text-align="end" style:justify-single-word="false" fo:text-indent="0cm" style:auto-text-indent="false"/>
      <style:text-properties officeooo:paragraph-rsid="00303d8d"/>
    </style:style>
    <style:style style:name="P49" style:family="paragraph" style:parent-style-name="_5f_Paragraphe_20_livret_20_" style:list-style-name="liste_5f_abc">
      <style:paragraph-properties fo:margin-top="0cm" fo:margin-bottom="0cm" style:contextual-spacing="false"/>
      <style:text-properties officeooo:paragraph-rsid="00303d8d"/>
    </style:style>
    <style:style style:name="P50" style:family="paragraph" style:parent-style-name="_5f_Paragraphe_20_livret_20_" style:list-style-name="liste_5f_abc">
      <style:paragraph-properties fo:margin-top="0.3cm" fo:margin-bottom="0.199cm" style:contextual-spacing="false"/>
      <style:text-properties officeooo:paragraph-rsid="00303d8d"/>
    </style:style>
    <style:style style:name="P51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303d8d"/>
    </style:style>
    <style:style style:name="P52" style:family="paragraph" style:parent-style-name="_5f_Paragraphe_20_livret_20_" style:list-style-name="liste_5f_abc">
      <style:paragraph-properties fo:margin-top="0.4cm" fo:margin-bottom="0cm" style:contextual-spacing="false"/>
      <style:text-properties officeooo:paragraph-rsid="0041ef52"/>
    </style:style>
    <style:style style:name="P53" style:family="paragraph" style:parent-style-name="_5f_Paragraphe_20_livret_20_" style:list-style-name="liste_5f_abc">
      <style:paragraph-properties fo:margin-top="0.199cm" fo:margin-bottom="0cm" style:contextual-spacing="false"/>
      <style:text-properties fo:letter-spacing="normal" officeooo:paragraph-rsid="0041ef52"/>
    </style:style>
    <style:style style:name="P54" style:family="paragraph" style:parent-style-name="_5f_Paragraphe_20_livret_20_réponse_20_élève" style:list-style-name="_5f_Numérotation_20_des_20_exercices_20_livrets">
      <style:paragraph-properties style:line-height-at-least="0.6cm" fo:text-align="start" style:justify-single-word="false">
        <style:tab-stops>
          <style:tab-stop style:position="0.87cm" style:leader-style="dotted" style:leader-text="."/>
          <style:tab-stop style:position="2.281cm" style:leader-style="dotted" style:leader-text="."/>
          <style:tab-stop style:position="3.761cm" style:leader-style="dotted" style:leader-text="."/>
          <style:tab-stop style:position="5.223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41ef52"/>
    </style:style>
    <style:style style:name="P55" style:family="paragraph" style:parent-style-name="_5f_Paragraphe_20_livret_20_réponse_20_élève" style:list-style-name="Num_5f_Exo">
      <style:paragraph-properties style:line-height-at-least="0.6cm">
        <style:tab-stops>
          <style:tab-stop style:position="3cm" style:type="right" style:leader-style="dotted" style:leader-text="."/>
        </style:tab-stops>
      </style:paragraph-properties>
      <style:text-properties officeooo:paragraph-rsid="0041ef52"/>
    </style:style>
    <style:style style:name="P56" style:family="paragraph" style:parent-style-name="_5f_Paragraphe_20_livret_20_réponse_20_élève" style:list-style-name="Num_5f_Exo">
      <style:paragraph-properties style:line-height-at-least="0.6cm"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57" style:family="paragraph" style:parent-style-name="_5f_Paragraphe_20_livret_20_réponse_20_élève" style:list-style-name="Num_5f_Exo">
      <style:text-properties officeooo:paragraph-rsid="0041ef52"/>
    </style:style>
    <style:style style:name="P58" style:family="paragraph" style:parent-style-name="_5f_Paragraphe_20_livret_20_réponse_20_élève" style:list-style-name="Num_5f_Exo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59" style:family="paragraph" style:parent-style-name="_5f_Paragraphe_20_livret_20_réponse_20_élève" style:list-style-name="Num_5f_Exo">
      <style:paragraph-properties fo:margin-top="0cm" fo:margin-bottom="0.199cm" style:contextual-spacing="false">
        <style:tab-stops>
          <style:tab-stop style:position="6.399cm" style:leader-style="dotted" style:leader-text="."/>
          <style:tab-stop style:position="7.751cm" style:leader-style="dotted" style:leader-text="."/>
          <style:tab-stop style:position="8.999cm" style:leader-style="dotted" style:leader-text="."/>
        </style:tab-stops>
      </style:paragraph-properties>
      <style:text-properties officeooo:paragraph-rsid="0041ef52"/>
    </style:style>
    <style:style style:name="P60" style:family="paragraph" style:parent-style-name="_5f_Paragraphe_20_livret_20_réponse_20_élève" style:list-style-name="Num_5f_Exo">
      <style:paragraph-properties>
        <style:tab-stops>
          <style:tab-stop style:position="3cm" style:type="right" style:leader-style="dotted" style:leader-text="."/>
        </style:tab-stops>
      </style:paragraph-properties>
      <style:text-properties officeooo:paragraph-rsid="0041ef52"/>
    </style:style>
    <style:style style:name="P61" style:family="paragraph" style:parent-style-name="_5f_Paragraphe_20_énoncé_20_après_20_numéro">
      <style:paragraph-properties fo:margin-top="0.101cm" fo:margin-bottom="0cm" style:contextual-spacing="false"/>
      <style:text-properties officeooo:paragraph-rsid="00303d8d"/>
    </style:style>
    <style:style style:name="P62" style:family="paragraph" style:parent-style-name="_5f_Pied_20_de_20_page" style:list-style-name="">
      <style:paragraph-properties fo:text-align="end" style:justify-single-word="false"/>
    </style:style>
    <style:style style:name="P63" style:family="paragraph" style:parent-style-name="_5f_Pied_20_de_20_page">
      <style:paragraph-properties fo:text-align="end" style:justify-single-word="false"/>
    </style:style>
    <style:style style:name="P64" style:family="paragraph" style:parent-style-name="_5f_Pied_20_de_20_page" style:list-style-name=""/>
    <style:style style:name="P6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6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02" fo:break-before="auto" fo:break-after="auto" style:shadow="none"/>
      <style:text-properties style:font-name="Bitstream Vera Sans1" fo:font-size="10pt" fo:font-style="normal" fo:font-weight="bold" officeooo:rsid="00290c92" officeooo:paragraph-rsid="00362377" style:font-size-asian="10pt" style:font-style-asian="normal" style:font-weight-asian="bold" style:font-size-complex="10pt" style:font-style-complex="normal" style:font-weight-complex="bold"/>
    </style:style>
    <style:style style:name="P67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8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1" fo:font-size="11pt" fo:font-weight="bold" style:font-size-asian="11pt" style:font-weight-asian="bold" style:font-size-complex="11pt" style:font-weight-complex="bold"/>
    </style:style>
    <style:style style:name="P69" style:family="paragraph">
      <style:paragraph-properties fo:margin-left="0cm" fo:margin-right="0cm" fo:margin-top="0cm" fo:margin-bottom="0cm" fo:line-height="100%" fo:text-align="center" fo:text-indent="0cm"/>
    </style:style>
    <style:style style:name="P7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5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71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color="#b2b2b2" loext:opacity="100%" loext:color-lum-mod="100%" loext:color-lum-off="0%" style:text-outline="false" style:text-line-through-style="none" style:text-line-through-type="none" style:font-name="Bitstream Vera Sans5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72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5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73" style:family="paragraph">
      <style:paragraph-properties fo:text-align="cente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5d2fc6"/>
    </style:style>
    <style:style style:name="T5" style:family="text">
      <style:text-properties style:font-name="Bitstream Vera Sans1" fo:font-style="normal" style:font-name-asian="OpenSymbol" style:font-style-asian="normal" style:font-name-complex="OpenSymbol" style:font-style-complex="normal"/>
    </style:style>
    <style:style style:name="T6" style:family="text">
      <style:text-properties style:font-name="Bitstream Vera Sans1" fo:font-style="normal" style:font-style-asian="normal" style:font-style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10pt" style:font-style-asian="normal" style:font-size-complex="10pt" style:font-style-complex="normal"/>
    </style:style>
    <style:style style:name="T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size-asian="10pt" style:font-size-complex="10pt"/>
    </style:style>
    <style:style style:name="T12" style:family="text">
      <style:text-properties style:text-position="0% 100%" style:font-name="OpenSymbol" fo:font-size="10pt" officeooo:rsid="0027dcb0" style:font-size-asian="10pt" style:font-size-complex="10pt"/>
    </style:style>
    <style:style style:name="T13" style:family="text">
      <style:text-properties style:text-position="0% 100%" style:font-name="OpenSymbol1" fo:font-size="10pt" style:font-size-asian="10pt" style:font-size-complex="10pt"/>
    </style:style>
    <style:style style:name="T14" style:family="text">
      <style:text-properties style:text-position="super 58%"/>
    </style:style>
    <style:style style:name="T15" style:family="text">
      <style:text-properties officeooo:rsid="00351be7"/>
    </style:style>
    <style:style style:name="T16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T17" style:family="text">
      <style:text-properties style:font-style-asian="normal" style:font-style-complex="normal"/>
    </style:style>
    <style:style style:name="T18" style:family="text">
      <style:text-properties style:font-size-complex="10pt"/>
    </style:style>
    <style:style style:name="T19" style:family="text">
      <style:text-properties fo:font-variant="normal" fo:text-transform="none" style:text-position="0% 100%" fo:letter-spacing="-0.004cm" style:text-underline-style="none" fo:font-weight="normal" officeooo:rsid="002414b2" style:font-name-asian="OpenSymbol" style:font-weight-asian="normal" style:font-name-complex="OpenSymbol" style:font-weight-complex="normal"/>
    </style:style>
    <style:style style:name="T20" style:family="text">
      <style:text-properties fo:font-variant="normal" fo:text-transform="none" style:text-position="0% 100%" fo:letter-spacing="-0.004cm" style:text-underline-style="none" fo:font-weight="normal" officeooo:rsid="002f98cb" style:font-name-asian="OpenSymbol" style:font-weight-asian="normal" style:font-name-complex="OpenSymbol" style:font-weight-complex="normal"/>
    </style:style>
    <style:style style:name="T21" style:family="text">
      <style:text-properties fo:font-variant="normal" fo:text-transform="none" style:text-position="0% 100%" fo:letter-spacing="-0.004cm" style:text-underline-style="none" fo:font-weight="normal" officeooo:rsid="002414b2" style:font-name-asian="Bitstream Vera Sans3" style:font-weight-asian="normal" style:font-name-complex="Bitstream Vera Sans3" style:font-weight-complex="normal"/>
    </style:style>
    <style:style style:name="T22" style:family="text">
      <style:text-properties fo:letter-spacing="-0.007cm"/>
    </style:style>
    <style:style style:name="T23" style:family="text">
      <style:text-properties officeooo:rsid="0041ef52"/>
    </style:style>
    <style:style style:name="T24" style:family="text">
      <style:text-properties fo:color="#000000" loext:opacity="100%" style:font-name="OpenSymbol" fo:font-size="10pt" style:font-size-asian="10pt" style:font-style-asian="normal" style:font-size-complex="10pt" style:font-style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style:font-name="Bitstream Vera Sans5" fo:font-size="10pt" fo:font-style="normal" officeooo:rsid="00597545" style:font-style-asian="normal" style:font-style-complex="normal"/>
    </style:style>
    <style:style style:name="T28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29" style:family="text">
      <style:text-properties fo:color="#b2b2b2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21cm" style:color="#b2b2b2" style:height="100%" style:style="solid"/>
          <style:column style:rel-width="1786*" fo:start-indent="0cm" fo:end-indent="0.15cm"/>
          <style:column style:rel-width="3029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21cm" style:color="#b2b2b2" style:height="100%" style:style="solid"/>
          <style:column style:rel-width="1817*" fo:start-indent="0cm" fo:end-indent="0.15cm"/>
          <style:column style:rel-width="3371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stroke-dash="Dashed_20__28_var_29__20_6794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746cm" fo:min-width="0.642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none" draw:stroke-dash="Dashed_20__28_var_29__20_6795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748cm" fo:min-width="0.639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none" draw:stroke-dash="Dashed_20__28_var_29__20_6796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75cm" fo:min-width="0.639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solid" draw:stroke-dash="Dashed_20__28_var_29__20_6797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justify" draw:textarea-vertical-align="middle" draw:auto-grow-height="false" fo:min-height="0.707cm" fo:min-width="0.57cm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8" style:family="graphic">
      <style:graphic-properties draw:stroke="none" draw:stroke-dash="Dashed_20__28_var_29__20_6798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9" style:family="graphic">
      <style:graphic-properties draw:stroke="none" draw:stroke-dash="Dashed_20__28_var_29__20_6799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><draw:g text:anchor-type="paragraph" draw:z-index="3" draw:name="Forme5" draw:style-name="gr1"><draw:custom-shape draw:style-name="gr2" draw:text-style-name="P68" svg:width="3.964cm" svg:height="0.641cm" draw:transform="skewX (0.00279252680319092) rotate (0.0872664625997165) translate (-0.370416666666667cm -0.0934861111111111cm)"><text:p text:style-name="P67"><text:span text:style-name="T2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4"><draw:text-box fo:min-height="3.93cm"><text:section text:style-name="Sect1" text:name="Section5"><text:p text:style-name="P19"/><text:p text:style-name="P29">NUL est un triangle tel que NU <text:span text:style-name="_5f_signe"><text:span text:style-name="T11"></text:span></text:span> 42 cm ; LU <text:span text:style-name="_5f_signe"><text:span text:style-name="T11"></text:span></text:span> 46 cm et LN <text:span text:style-name="_5f_signe"><text:span text:style-name="T11"></text:span></text:span> 62 cm.</text:p><text:p text:style-name="P31"><text:span text:style-name="knumerotitreA"><text:span text:style-name="T9">Démontre que NUL n’est pas un triangle rectangle.</text:span></text:span></text:p><text:p text:style-name="P30"><text:span text:style-name="Bold_5f_niv2"><text:span text:style-name="T18">Correction</text:span></text:span></text:p><text:p text:style-name="P30"><text:span text:style-name="_5f_BVS">Dans le triangle NUL, le plus long côté est [LN].</text:span></text:p><text:section text:style-name="Sect2" text:name="Section1"><text:p text:style-name="P30"><text:span text:style-name="_5f_BVS">D’une part :</text:span></text:p><text:p text:style-name="P32"><text:span text:style-name="_5f_BVS">LN</text:span><text:span text:style-name="_5f_BVS"><text:span text:style-name="T14">2</text:span></text:span><text:span text:style-name="_5f_BVS"> </text:span><text:span text:style-name="_5f_signe"><text:span text:style-name="T11"></text:span></text:span><text:span text:style-name="_5f_BVS"> 62</text:span><text:span text:style-name="_5f_BVS"><text:span text:style-name="T14">2</text:span></text:span><text:span text:style-name="_5f_BVS"> </text:span></text:p><text:p text:style-name="P32"><text:span text:style-name="_5f_BVS">LN</text:span><text:span text:style-name="_5f_BVS"><text:span text:style-name="T14">2</text:span></text:span><text:span text:style-name="_5f_BVS"> </text:span><text:span text:style-name="_5f_signe"><text:span text:style-name="T11"></text:span></text:span><text:span text:style-name="_5f_BVS"> 3 844</text:span></text:p><text:p text:style-name="P30"><text:span text:style-name="_5f_BVS"/></text:p><text:p text:style-name="P30"><text:span text:style-name="_5f_BVS">D’autre part :</text:span></text:p><text:p text:style-name="P32"><text:span text:style-name="_5f_BVS">LU</text:span><text:span text:style-name="_5f_BVS"><text:span text:style-name="T14">2</text:span></text:span><text:span text:style-name="_5f_BVS"> </text:span><text:span text:style-name="_5f_BVS"><text:span text:style-name="T12"></text:span></text:span><text:span text:style-name="_5f_BVS"> NU</text:span><text:span text:style-name="_5f_BVS"><text:span text:style-name="T14">2</text:span></text:span><text:span text:style-name="_5f_BVS"> </text:span><text:span text:style-name="_5f_signe"><text:span text:style-name="T11"></text:span></text:span><text:span text:style-name="_5f_BVS"> 46</text:span><text:span text:style-name="_5f_BVS"><text:span text:style-name="T14">2</text:span></text:span><text:span text:style-name="_5f_BVS"> </text:span><text:span text:style-name="_5f_BVS"><text:span text:style-name="T12"></text:span></text:span><text:span text:style-name="_5f_BVS"> 42</text:span><text:span text:style-name="_5f_BVS"><text:span text:style-name="T14">2</text:span></text:span><text:span text:style-name="_5f_BVS"> </text:span></text:p><text:p text:style-name="P32"><text:span text:style-name="_5f_BVS">LU</text:span><text:span text:style-name="_5f_BVS"><text:span text:style-name="T14">2</text:span></text:span><text:span text:style-name="_5f_BVS"> </text:span><text:span text:style-name="_5f_BVS"><text:span text:style-name="T12"></text:span></text:span><text:span text:style-name="_5f_BVS"> NU</text:span><text:span text:style-name="_5f_BVS"><text:span text:style-name="T14">2</text:span></text:span><text:span text:style-name="_5f_BVS"> </text:span><text:span text:style-name="_5f_signe"><text:span text:style-name="T11"></text:span></text:span><text:span text:style-name="_5f_BVS"> 2 116 </text:span><text:span text:style-name="_5f_BVS"><text:span text:style-name="T12"></text:span></text:span><text:span text:style-name="_5f_BVS"> 1 764</text:span></text:p><text:p text:style-name="P32"><text:span text:style-name="_5f_BVS">LU</text:span><text:span text:style-name="_5f_BVS"><text:span text:style-name="T14">2</text:span></text:span><text:span text:style-name="_5f_BVS"> </text:span><text:span text:style-name="_5f_BVS"><text:span text:style-name="T12"></text:span></text:span><text:span text:style-name="_5f_BVS"> NU</text:span><text:span text:style-name="_5f_BVS"><text:span text:style-name="T14">2</text:span></text:span><text:span text:style-name="_5f_BVS"> </text:span><text:span text:style-name="_5f_signe"><text:span text:style-name="T11"></text:span></text:span><text:span text:style-name="_5f_BVS"> 3 880</text:span></text:p></text:section><text:p text:style-name="P33"><text:span text:style-name="_5f_BVS"><text:span text:style-name="T15">Donc</text:span></text:span><text:span text:style-name="_5f_BVS"> LN</text:span><text:span text:style-name="_5f_BVS"><text:span text:style-name="T14">2</text:span></text:span><text:span text:style-name="_5f_BVS"> </text:span><text:span text:style-name="_5f_signe"><text:span text:style-name="T13">≠</text:span></text:span><text:span text:style-name="_5f_BVS"> LU</text:span><text:span text:style-name="_5f_BVS"><text:span text:style-name="T14">2</text:span></text:span><text:span text:style-name="_5f_BVS"> </text:span><text:span text:style-name="_5f_BVS"><text:span text:style-name="T12"></text:span></text:span><text:span text:style-name="_5f_BVS"> NU</text:span><text:span text:style-name="_5f_BVS"><text:span text:style-name="T14">2</text:span></text:span><text:span text:style-name="_5f_BVS"><text:span text:style-name="T10">.</text:span></text:span></text:p><text:p text:style-name="P34"><text:span text:style-name="_5f_BVS"><text:span text:style-name="T20">L’égalité</text:span></text:span><text:span text:style-name="_5f_BVS"><text:span text:style-name="T19"> de Pythagore </text:span></text:span><text:span text:style-name="_5f_BVS"><text:span text:style-name="T20">n’est pas vérifiée, donc</text:span></text:span><text:span text:style-name="_5f_BVS"><text:span text:style-name="T19"> le triangle NUL n’est pas rectangle</text:span></text:span><text:span text:style-name="_5f_BVS"><text:span text:style-name="T21">.</text:span></text:span></text:p></text:section></draw:text-box></draw:frame></text:h>
      <text:list xml:id="list1129502629" text:style-name="Num_5f_Exo">
        <text:list-item>
          <text:h text:style-name="P35" text:outline-level="1">Soit TOC un triangle tel que TO <text:span text:style-name="_5f_signe"></text:span> 77 mm ; OC <text:span text:style-name="_5f_signe"></text:span> 35 mm et CT <text:span text:style-name="_5f_signe"></text:span> 85 mm.</text:h>
        </text:list-item>
      </text:list>
      <text:list xml:id="list3715767751" text:style-name="_5f_Numérotation_20_des_20_exercices_20_livrets">
        <text:list-header>
          <text:p text:style-name="P48"><draw:g text:anchor-type="paragraph" draw:z-index="2" draw:name="Forme6" draw:style-name="gr3"><draw:frame draw:style-name="gr4" draw:text-style-name="P70" svg:width="0.763cm" svg:height="0.828cm" draw:transform="rotate (0.0185004900711399) translate (5.40984722222222cm 0.232833333333333cm)"><draw:text-box><text:p text:style-name="P69"><text:span text:style-name="T29">...</text:span></text:p></draw:text-box></draw:frame><draw:frame draw:style-name="gr5" draw:text-style-name="P70" svg:width="0.759cm" svg:height="0.83cm" draw:transform="rotate (0.0232128790515246) translate (2.34773611111111cm 1.60866666666667cm)"><draw:text-box><text:p text:style-name="P69"><text:span text:style-name="T29">...</text:span></text:p></draw:text-box></draw:frame><draw:frame draw:style-name="gr6" draw:text-style-name="P71" svg:width="0.759cm" svg:height="0.832cm" draw:transform="rotate (-0.0162315620435474) translate (2.39006944444444cm 0.224013888888889cm)"><draw:text-box><text:p text:style-name="P69"><text:span text:style-name="T29">...</text:span></text:p></draw:text-box></draw:frame><draw:custom-shape draw:style-name="gr7" draw:text-style-name="P72" svg:width="1.378cm" svg:height="2.433cm" draw:transform="skewX (-0.0020943951023932) rotate (-1.57201805727129) translate (5.42219444444444cm 0.485069444444444cm)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line draw:style-name="gr8" draw:text-style-name="P72" svg:x1="2.995cm" svg:y1="0.795cm" svg:x2="3.263cm" svg:y2="0.792cm"><text:p/></draw:line><draw:line draw:style-name="gr9" draw:text-style-name="P72" svg:x1="3.263cm" svg:y1="0.789cm" svg:x2="3.263cm" svg:y2="0.482cm"><text:p/></draw:line></draw:g></text:p>
        </text:list-header>
      </text:list>
      <text:list xml:id="list1897434663" text:style-name="liste_5f_abc">
        <text:list-item text:start-value="1">
          <text:p text:style-name="P49">Si TOC était rectangle, quel côté serait son hypoténuse ?</text:p>
        </text:list-item>
      </text:list>
      <text:list xml:id="list121016956638066" text:continue-list="list3715767751" text:style-name="_5f_Numérotation_20_des_20_exercices_20_livrets">
        <text:list-header>
          <text:p text:style-name="P39"><text:span text:style-name="_5f_pointillés_20_gris"><text:tab/></text:span></text:p>
        </text:list-header>
      </text:list>
      <text:list xml:id="list121017217676892" text:continue-list="list1897434663" text:style-name="liste_5f_abc">
        <text:list-item>
          <text:p text:style-name="P50">Calcule et compare CT² et CO²<text:span text:style-name="T5"> </text:span><text:span text:style-name="T16"></text:span><text:span text:style-name="T6"> </text:span>OT².</text:p>
        </text:list-item>
      </text:list>
      <text:p text:style-name="P23">CT² <text:span text:style-name="_5f_signe"></text:span> <text:span text:style-name="_5f_pointillés_20_gris">.........……....…………...</text:span> <text:span text:style-name="_5f_signe"></text:span> <text:span text:style-name="_5f_pointillés_20_gris">..........…….…………..</text:span></text:p>
      <text:list xml:id="list121016612934376" text:continue-list="list121016956638066" text:style-name="_5f_Numérotation_20_des_20_exercices_20_livrets">
        <text:list-header>
          <text:p text:style-name="P54"><text:span text:style-name="_5f_pointillés_20_gris">.........</text:span>² <text:span text:style-name="T16"></text:span> <text:span text:style-name="_5f_pointillés_20_gris">.........</text:span>² <text:span text:style-name="_5f_signe"></text:span> <text:span text:style-name="_5f_pointillés_20_gris">.........…….......</text:span></text:p>
        </text:list-header>
      </text:list>
      <text:p text:style-name="P24"><text:span text:style-name="_5f_pointillés_20_gris">......................... </text:span><text:span text:style-name="_5f_signe"></text:span><text:span text:style-name="_5f_pointillés_20_gris"> .........…….......</text:span></text:p>
      <text:p text:style-name="P24"><text:span text:style-name="_5f_pointillés_20_gris">......................... </text:span><text:span text:style-name="_5f_signe"></text:span><text:span text:style-name="_5f_pointillés_20_gris"> .........…….......</text:span></text:p>
      <text:list xml:id="list121016812275228" text:continue-numbering="true" text:style-name="_5f_Numérotation_20_des_20_exercices_20_livrets">
        <text:list-header>
          <text:p text:style-name="P39"><text:span text:style-name="_5f_pointillés_20_gris"><text:tab/></text:span></text:p>
        </text:list-header>
      </text:list>
      <text:list xml:id="list121016561623477" text:continue-list="list121017217676892" text:style-name="liste_5f_abc">
        <text:list-item>
          <text:p text:style-name="P51"><text:span text:style-name="corps"><text:span text:style-name="T7">Conclus.</text:span></text:span></text:p>
        </text:list-item>
      </text:list>
      <text:list xml:id="list121016826393842" text:continue-list="list121016812275228" text:style-name="_5f_Numérotation_20_des_20_exercices_20_livrets">
        <text:list-header>
          <text:p text:style-name="P41"><text:span text:style-name="_5f_pointillés_20_gris"><text:tab/></text:span></text:p>
          <text:p text:style-name="P41"><text:span text:style-name="_5f_pointillés_20_gris"><text:tab/></text:span></text:p>
        </text:list-header>
      </text:list>
      <text:list xml:id="list121017601494959" text:continue-list="list1129502629" text:style-name="Num_5f_Exo">
        <text:list-item>
          <text:p text:style-name="P47"> Le triangle ABC est tel que AB <text:span text:style-name="_5f_signe"></text:span> 17 cm, AC <text:span text:style-name="_5f_signe"></text:span> 15 cm et BC <text:span text:style-name="_5f_signe"></text:span> 8 cm.</text:p>
        </text:list-item>
      </text:list>
      <text:list xml:id="list121016132456871" text:continue-list="list121016561623477" text:style-name="liste_5f_abc">
        <text:list-item text:start-value="1">
          <text:p text:style-name="P53"><text:span text:style-name="T23">Si ce triangle était rectangle, q</text:span>uel côté pourrait être <text:span text:style-name="T23">son </text:span>hypoténuse ? Justifie.</text:p>
        </text:list-item>
      </text:list>
      <text:list xml:id="list121017047252011" text:continue-list="list121017601494959" text:style-name="Num_5f_Exo">
        <text:list-header>
          <text:p text:style-name="P44"><text:span text:style-name="_5f_pointillés_20_gris"><text:tab/></text:span></text:p>
          <text:p text:style-name="P44"><text:span text:style-name="_5f_pointillés_20_gris"><text:tab/></text:span></text:p>
          <text:p text:style-name="P44"><text:span text:style-name="_5f_pointillés_20_gris"><text:tab/></text:span></text:p>
        </text:list-header>
      </text:list>
      <text:list xml:id="list121016811473507" text:continue-list="list121016132456871" text:style-name="liste_5f_abc">
        <text:list-item>
          <text:p text:style-name="P52">Calcule puis compare AB² et AC²<text:span text:style-name="T5"> </text:span><text:span text:style-name="T16"></text:span><text:span text:style-name="T6"> </text:span>CB².</text:p>
        </text:list-item>
      </text:list>
      <text:list xml:id="list121017947109089" text:continue-list="list121017047252011" text:style-name="Num_5f_Exo">
        <text:list-item>
          <text:list>
            <text:list-header>
              <text:p text:style-name="P58">Dans ABC, [AB] est le côté le plus <text:span text:style-name="_5f_pointillés_20_gris"><text:tab/></text:span></text:p>
              <text:p text:style-name="P59">On calcule séparément AB² et <text:span text:style-name="_5f_pointillés_20_gris">........</text:span>² <text:span text:style-name="T16"></text:span> <text:span text:style-name="_5f_pointillés_20_gris">........</text:span>².</text:p>
            </text:list-header>
          </text:list>
        </text:list-item>
      </text:list>
      <text:section text:style-name="Sect3" text:name="Section14">
        <text:list xml:id="list121015996488095" text:continue-numbering="true" text:style-name="Num_5f_Exo">
          <text:list-header>
            <text:p text:style-name="P55">AB² <text:span text:style-name="_5f_signe"></text:span> <text:span text:style-name="_5f_pointillés_20_gris"><text:tab/></text:span></text:p>
            <text:p text:style-name="P60">AB² <text:span text:style-name="_5f_signe"></text:span> <text:span text:style-name="_5f_pointillés_20_gris"><text:tab/></text:span></text:p>
            <text:p text:style-name="P57"><text:span text:style-name="_5f_pointillés_20_gris"/></text:p>
            <text:p text:style-name="P57"><text:span text:style-name="_5f_pointillés_20_gris"/></text:p>
            <text:p text:style-name="P56"><text:span text:style-name="_5f_pointillés_20_gris">........</text:span>² <text:span text:style-name="T16"></text:span> <text:span text:style-name="_5f_pointillés_20_gris">........</text:span>² <text:span text:style-name="_5f_signe"></text:span> <text:span text:style-name="_5f_pointillés_20_gris"><text:tab/></text:span></text:p>
            <text:p text:style-name="P58"><text:span text:style-name="_5f_pointillés_20_gris">…....................</text:span> <text:span text:style-name="_5f_signe"></text:span> <text:span text:style-name="_5f_pointillés_20_gris"><text:tab/></text:span></text:p>
            <text:p text:style-name="P58"><text:span text:style-name="_5f_pointillés_20_gris">…....................</text:span> <text:span text:style-name="_5f_signe"></text:span> <text:span text:style-name="_5f_pointillés_20_gris"><text:tab/></text:span></text:p>
          </text:list-header>
        </text:list>
      </text:section>
      <text:list xml:id="list121017078717783" text:continue-numbering="true" text:style-name="Num_5f_Exo">
        <text:list-header>
          <text:p text:style-name="P44"><text:span text:style-name="_5f_pointillés_20_gris"><text:tab/></text:span></text:p>
          <text:list>
            <text:list-header>
              <text:p text:style-name="P58">Donc d’après <text:span text:style-name="_5f_pointillés_20_gris"><text:tab/></text:span></text:p>
            </text:list-header>
          </text:list>
          <text:p text:style-name="P44"><text:span text:style-name="_5f_pointillés_20_gris"><text:tab/></text:span></text:p>
        </text:list-header>
      </text:list>
      <text:p text:style-name="P25">le triangle ABC <text:span text:style-name="_5f_pointillés_20_gris"><text:tab/></text:span></text:p>
      <text:list xml:id="list121017720822335" text:continue-numbering="true" text:style-name="Num_5f_Exo">
        <text:list-item>
          <text:h text:style-name="P36" text:outline-level="1"> <text:span text:style-name="_5f_BVS"> Soit MNP un triangle tel que MN </text:span><text:span text:style-name="_5f_opensymbol"><text:span text:style-name="T24"></text:span></text:span><text:span text:style-name="_5f_BVS"> 9,6 cm ; MP </text:span><text:span text:style-name="_5f_opensymbol"><text:span text:style-name="T24"></text:span></text:span><text:span text:style-name="_5f_BVS"> 4 cm et NP </text:span><text:span text:style-name="_5f_opensymbol"><text:span text:style-name="T24"></text:span></text:span><text:span text:style-name="_5f_BVS"> 10,3 cm.</text:span></text:h>
        </text:list-item>
      </text:list>
      <text:list xml:id="list121017057761879" text:continue-list="list121016826393842" text:style-name="_5f_Numérotation_20_des_20_exercices_20_livrets">
        <text:list-header>
          <text:p text:style-name="P61"><text:span text:style-name="T27">M</text:span><text:span text:style-name="T26">ontre que le triangle MNP n’est pas rectangle.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40"><text:span text:style-name="_5f_pointillés_20_gris"><text:tab/></text:span></text:p>
        </text:list-header>
      </text:list>
      <text:list xml:id="list121016021795058" text:continue-list="list121017720822335" text:style-name="Num_5f_Exo">
        <text:list-header>
          <text:h text:style-name="P37" text:outline-level="1"><text:span text:style-name="_5f_pointillés_20_gris"/></text:h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hatch draw:name="Black_20_45_20_Degrees" draw:display-name="Black 45 Degrees" draw:style="single" draw:color="#000000" draw:distance="0.058cm" draw:rotation="450"/>
    <draw:fill-image draw:name="Bitmap_20_2" draw:display-name="Bitmap 2" xlink:href="Pictures/1000000000000462000000587CE155E8D689C890.png" xlink:type="simple" xlink:show="embed" xlink:actuate="onLoad"/>
    <draw:marker draw:name="Extrémités_20_de_20_ligne_20_1" draw:display-name="Extrémités de ligne 1" svg:viewBox="0 0 1131 902" svg:d="M564 0l-564 902h1131z"/>
    <draw:marker draw:name="Extrémités_20_de_20_ligne_20_2" draw:display-name="Extrémités de ligne 2" svg:viewBox="0 0 1131 902" svg:d="M564 0l-564 902h1131z"/>
    <draw:marker draw:name="Extrémités_20_de_20_ligne_20_3" draw:display-name="Extrémités de ligne 3" svg:viewBox="0 0 1131 902" svg:d="M564 0l-564 902h1131z"/>
    <draw:marker draw:name="Extrémités_20_de_20_ligne_20_4" draw:display-name="Extrémités de ligne 4" svg:viewBox="0 0 1131 902" svg:d="M564 0l-564 902h1131z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6794" draw:display-name="Dashed (var) 6794" draw:style="rect" draw:dots1="1" draw:dots1-length="0.011cm" draw:dots2="1" draw:dots2-length="0.011cm" draw:distance="0.011cm"/>
    <draw:stroke-dash draw:name="Dashed_20__28_var_29__20_6795" draw:display-name="Dashed (var) 6795" draw:style="rect" draw:dots1="1" draw:dots1-length="0.011cm" draw:dots2="1" draw:dots2-length="0.011cm" draw:distance="0.011cm"/>
    <draw:stroke-dash draw:name="Dashed_20__28_var_29__20_6796" draw:display-name="Dashed (var) 6796" draw:style="rect" draw:dots1="1" draw:dots1-length="0.011cm" draw:dots2="1" draw:dots2-length="0.011cm" draw:distance="0.011cm"/>
    <draw:stroke-dash draw:name="Dashed_20__28_var_29__20_6797" draw:display-name="Dashed (var) 6797" draw:style="rect" draw:dots1="1" draw:dots1-length="0.011cm" draw:dots2="1" draw:dots2-length="0.011cm" draw:distance="0.011cm"/>
    <draw:stroke-dash draw:name="Dashed_20__28_var_29__20_6798" draw:display-name="Dashed (var) 6798" draw:style="rect" draw:dots1="1" draw:dots1-length="0.011cm" draw:dots2="1" draw:dots2-length="0.011cm" draw:distance="0.011cm"/>
    <draw:stroke-dash draw:name="Dashed_20__28_var_29__20_6799" draw:display-name="Dashed (var) 6799" draw:style="rect" draw:dots1="1" draw:dots1-length="0.011cm" draw:dots2="1" draw:dots2-length="0.011cm" draw:distance="0.011cm"/>
    <draw:stroke-dash draw:name="Dashed_20__28_var_29__20_6823" draw:display-name="Dashed (var) 6823" draw:style="rect" draw:dots1="1" draw:dots1-length="0.011cm" draw:dots2="1" draw:dots2-length="0.011cm" draw:distance="0.011cm"/>
    <draw:stroke-dash draw:name="Dashed_20__28_var_29__20_6824" draw:display-name="Dashed (var) 6824" draw:style="rect" draw:dots1="1" draw:dots1-length="0.011cm" draw:dots2="1" draw:dots2-length="0.011cm" draw:distance="0.011cm"/>
    <draw:stroke-dash draw:name="Dashed_20__28_var_29__20_6825" draw:display-name="Dashed (var) 6825" draw:style="rect" draw:dots1="1" draw:dots1-length="0.011cm" draw:dots2="1" draw:dots2-length="0.011cm" draw:distance="0.011cm"/>
    <draw:stroke-dash draw:name="Dashed_20__28_var_29__20_6826" draw:display-name="Dashed (var) 6826" draw:style="rect" draw:dots1="1" draw:dots1-length="0.011cm" draw:dots2="1" draw:dots2-length="0.011cm" draw:distance="0.011cm"/>
    <draw:stroke-dash draw:name="Dashed_20__28_var_29__20_6827" draw:display-name="Dashed (var) 6827" draw:style="rect" draw:dots1="1" draw:dots1-length="0.011cm" draw:dots2="1" draw:dots2-length="0.011cm" draw:distance="0.011cm"/>
    <draw:stroke-dash draw:name="Dashed_20__28_var_29__20_6828" draw:display-name="Dashed (var) 6828" draw:style="rect" draw:dots1="1" draw:dots1-length="0.011cm" draw:dots2="1" draw:dots2-length="0.011cm" draw:distance="0.011cm"/>
    <draw:stroke-dash draw:name="Dashed_20__28_var_29__20_6829" draw:display-name="Dashed (var) 6829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362377" officeooo:paragraph-rsid="00362377"/>
    </style:style>
    <style:style style:name="MP25" style:family="paragraph">
      <style:paragraph-properties fo:text-align="center"/>
    </style:style>
    <style:style style:name="MP26" style:family="paragraph" style:parent-style-name="Footer">
      <style:text-properties officeooo:rsid="00178920" officeooo:paragraph-rsid="00178920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officeooo:rsid="005d2fc6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line text:anchor-type="paragraph" draw:z-index="1" draw:name="Forme3" draw:style-name="Mgr1" draw:text-style-name="MP25" svg:x1="17.925cm" svg:y1="0.36cm" svg:x2="21.102cm" svg:y2="0.36cm"><text:p/></draw:line>Vérifier <text:span text:style-name="MT4">si </text:span>un triangle est rectang<text:span text:style-name="MT4">le</text:span></text:p>
      </style:header>
      <style:footer>
        <text:p text:style-name="MP26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11-07T12:10:15.539000000</dc:date>
    <meta:editing-duration>PT10H27M22S</meta:editing-duration>
    <meta:editing-cycles>88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1" meta:image-count="0" meta:object-count="0" meta:page-count="2" meta:paragraph-count="96" meta:word-count="443" meta:character-count="2460" meta:non-whitespace-character-count="1667"/>
  </office:meta>
</office:document-meta>
</file>